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cc" draw:textarea-vertical-align="middle"/>
    </style:style>
    <style:style style:name="gr2" style:family="graphic" style:parent-style-name="standard">
      <style:graphic-properties draw:marker-start="Circl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Circle" draw:fill="none" draw:textarea-vertical-align="middle"/>
    </style:style>
    <style:style style:name="gr7" style:family="graphic" style:parent-style-name="objectwithoutfill">
      <style:graphic-properties draw:marker-start="" draw:marker-end="Circle" draw:fill="none" draw:textarea-vertical-align="middle"/>
    </style:style>
    <style:style style:name="P1" style:family="paragraph">
      <style:paragraph-properties fo:text-align="center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6" style:family="paragraph">
      <style:paragraph-properties fo:text-align="center" style:text-autospace="ideograph-alpha"/>
      <style:text-properties style:use-window-font-color="true"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P7" style:family="paragraph">
      <style:paragraph-properties fo:text-align="center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8" style:family="paragraph">
      <style:paragraph-properties fo:text-align="center" style:text-autospace="ideograph-alpha"/>
      <style:text-properties fo:color="#000000"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2.667cm" svg:height="0.635cm" svg:x="6.27cm" svg:y="3.794cm">
          <text:p text:style-name="P1">AccountHolder</text:p>
        </draw:rect>
        <draw:rect draw:style-name="gr1" draw:text-style-name="P2" xml:id="id1" draw:id="id1" draw:layer="layout" svg:width="2.667cm" svg:height="0.635cm" svg:x="12.493cm" svg:y="3.794cm">
          <text:p text:style-name="P1">Account</text:p>
        </draw:rect>
        <draw:rect draw:style-name="gr1" draw:text-style-name="P2" xml:id="id2" draw:id="id2" draw:layer="layout" svg:width="2.667cm" svg:height="0.635cm" svg:x="19.732cm" svg:y="3.794cm">
          <text:p text:style-name="P3"><text:span text:style-name="T1">AccountProvider</text:span></text:p>
        </draw:rect>
        <draw:connector draw:style-name="gr2" draw:text-style-name="P5" draw:layer="layout" svg:x1="15.16cm" svg:y1="4.111cm" svg:x2="19.732cm" svg:y2="4.111cm" draw:start-shape="id1" draw:start-glue-point="1" draw:end-shape="id2" draw:end-glue-point="3" svg:d="M15160 4111h4572">
          <text:p text:style-name="P4"><text:span text:style-name="T1">providedAccounts – provider</text:span></text:p>
          <text:p text:style-name="P4"><text:span text:style-name="T1"/></text:p>
        </draw:connector>
        <draw:connector draw:style-name="gr2" draw:text-style-name="P2" draw:layer="layout" svg:x1="12.493cm" svg:y1="4.111cm" svg:x2="8.937cm" svg:y2="4.111cm" draw:start-shape="id1" draw:start-glue-point="3" draw:end-shape="id3" draw:end-glue-point="1" svg:d="M12493 4111h-3556">
          <text:p text:style-name="P3"><text:span text:style-name="T1">holder – heldAccounts</text:span></text:p>
          <text:p text:style-name="P3"><text:span text:style-name="T1"/></text:p>
        </draw:connector>
        <draw:rect draw:style-name="gr1" draw:text-style-name="P2" xml:id="id4" draw:id="id4" draw:layer="layout" svg:width="2.667cm" svg:height="0.635cm" svg:x="12.493cm" svg:y="5.699cm">
          <text:p text:style-name="P1">Organization</text:p>
        </draw:rect>
        <draw:rect draw:style-name="gr1" draw:text-style-name="P2" xml:id="id5" draw:id="id5" draw:layer="layout" svg:width="2.667cm" svg:height="0.635cm" svg:x="19.732cm" svg:y="5.699cm">
          <text:p text:style-name="P1">ServiceProvider</text:p>
        </draw:rect>
        <draw:rect draw:style-name="gr1" draw:text-style-name="P2" xml:id="id6" draw:id="id6" draw:layer="layout" svg:width="2.667cm" svg:height="0.635cm" svg:x="6.27cm" svg:y="5.699cm">
          <text:p text:style-name="P1">Person</text:p>
        </draw:rect>
        <draw:connector draw:style-name="gr3" draw:text-style-name="P3" draw:layer="layout" draw:type="line" svg:x1="13.826cm" svg:y1="5.699cm" svg:x2="7.603cm" svg:y2="4.429cm" draw:start-shape="id4" draw:start-glue-point="0" draw:end-shape="id3" draw:end-glue-point="2" svg:d="M13826 5699l-6223-1270">
          <text:p/>
        </draw:connector>
        <draw:connector draw:style-name="gr3" draw:text-style-name="P3" draw:layer="layout" draw:type="line" svg:x1="13.826cm" svg:y1="5.699cm" svg:x2="21.065cm" svg:y2="4.429cm" draw:start-shape="id4" draw:start-glue-point="0" draw:end-shape="id2" draw:end-glue-point="2" svg:d="M13826 5699l7239-1270">
          <text:p/>
        </draw:connector>
        <draw:connector draw:style-name="gr3" draw:text-style-name="P3" draw:layer="layout" draw:type="line" svg:x1="21.065cm" svg:y1="5.699cm" svg:x2="21.065cm" svg:y2="4.429cm" draw:start-shape="id5" draw:start-glue-point="0" draw:end-shape="id2" draw:end-glue-point="2" svg:d="M21065 5699v-1270">
          <text:p/>
        </draw:connector>
        <draw:connector draw:style-name="gr3" draw:text-style-name="P3" draw:layer="layout" draw:type="line" svg:x1="7.603cm" svg:y1="5.699cm" svg:x2="7.603cm" svg:y2="4.429cm" draw:start-shape="id6" draw:start-glue-point="0" draw:end-shape="id3" draw:end-glue-point="2" svg:d="M7603 5699v-1270">
          <text:p/>
        </draw:connector>
        <draw:rect draw:style-name="gr4" draw:text-style-name="P2" xml:id="id7" draw:id="id7" draw:layer="layout" svg:width="3.175cm" svg:height="0.508cm" svg:x="12.303cm" svg:y="12.303cm">
          <text:p text:style-name="P3"><text:span text:style-name="T1">OrganizationEntity</text:span></text:p>
        </draw:rect>
        <draw:rect draw:style-name="gr4" draw:text-style-name="P2" xml:id="id8" draw:id="id8" draw:layer="layout" svg:width="4.191cm" svg:height="0.635cm" svg:x="11.795cm" svg:y="10.398cm">
          <text:p text:style-name="P3"><text:span text:style-name="T1">AbstractOrganizationEntity</text:span></text:p>
        </draw:rect>
        <draw:connector draw:style-name="gr3" draw:text-style-name="P3" draw:layer="layout" draw:type="line" svg:x1="13.89cm" svg:y1="12.303cm" svg:x2="13.89cm" svg:y2="11.033cm" draw:start-shape="id7" draw:start-glue-point="0" draw:end-shape="id8" draw:end-glue-point="2" svg:d="M13890 12303v-1270">
          <text:p/>
        </draw:connector>
        <draw:connector draw:style-name="gr5" draw:text-style-name="P3" draw:layer="layout" draw:type="line" svg:x1="13.89cm" svg:y1="10.398cm" svg:x2="25.32cm" svg:y2="7.985cm" draw:start-shape="id8" draw:start-glue-point="0" draw:end-shape="id9" draw:end-glue-point="2" svg:d="M13890 10398l11430-2413">
          <text:p/>
        </draw:connector>
        <draw:rect draw:style-name="gr4" draw:text-style-name="P2" xml:id="id10" draw:id="id10" draw:layer="layout" svg:width="3.175cm" svg:height="0.508cm" svg:x="6.08cm" svg:y="12.303cm">
          <text:p text:style-name="P3"><text:span text:style-name="T1">PersonEntity</text:span></text:p>
        </draw:rect>
        <draw:rect draw:style-name="gr4" draw:text-style-name="P2" xml:id="id11" draw:id="id11" draw:layer="layout" svg:width="4.191cm" svg:height="0.635cm" svg:x="5.572cm" svg:y="10.398cm">
          <text:p text:style-name="P3"><text:span text:style-name="T1">AbstractPersonEntity</text:span></text:p>
        </draw:rect>
        <draw:connector draw:style-name="gr3" draw:text-style-name="P3" draw:layer="layout" draw:type="line" svg:x1="7.667cm" svg:y1="12.303cm" svg:x2="7.667cm" svg:y2="11.033cm" draw:start-shape="id10" draw:start-glue-point="0" draw:end-shape="id11" draw:end-glue-point="2" svg:d="M7667 12303v-1270">
          <text:p/>
        </draw:connector>
        <draw:rect draw:style-name="gr4" draw:text-style-name="P2" xml:id="id12" draw:id="id12" draw:layer="layout" svg:width="3.175cm" svg:height="0.508cm" svg:x="19.415cm" svg:y="12.303cm">
          <text:p text:style-name="P3"><text:span text:style-name="T1">ServiceProviderEntity</text:span></text:p>
        </draw:rect>
        <draw:rect draw:style-name="gr4" draw:text-style-name="P2" xml:id="id13" draw:id="id13" draw:layer="layout" svg:width="4.699cm" svg:height="0.635cm" svg:x="18.653cm" svg:y="10.398cm">
          <text:p text:style-name="P3"><text:span text:style-name="T1">AbstractServiceProviderEntity</text:span></text:p>
        </draw:rect>
        <draw:connector draw:style-name="gr3" draw:text-style-name="P3" draw:layer="layout" draw:type="line" svg:x1="21.002cm" svg:y1="12.303cm" svg:x2="21.002cm" svg:y2="11.033cm" draw:start-shape="id12" draw:start-glue-point="0" draw:end-shape="id13" draw:end-glue-point="2" svg:d="M21002 12303v-1270">
          <text:p/>
        </draw:connector>
        <draw:connector draw:style-name="gr3" draw:text-style-name="P3" draw:layer="layout" draw:type="line" svg:x1="21.002cm" svg:y1="10.398cm" svg:x2="21.065cm" svg:y2="6.334cm" draw:start-shape="id13" draw:start-glue-point="0" draw:end-shape="id5" draw:end-glue-point="2" svg:d="M21002 10398l63-4064">
          <text:p/>
        </draw:connector>
        <draw:connector draw:style-name="gr3" draw:text-style-name="P3" draw:layer="layout" draw:type="line" svg:x1="7.667cm" svg:y1="10.398cm" svg:x2="7.603cm" svg:y2="6.334cm" draw:start-shape="id11" draw:start-glue-point="0" draw:end-shape="id6" draw:end-glue-point="2" svg:d="M7667 10398l-64-4064">
          <text:p/>
        </draw:connector>
        <draw:rect draw:style-name="gr1" draw:text-style-name="P7" xml:id="id14" draw:id="id14" draw:layer="layout" svg:width="3.937cm" svg:height="0.635cm" svg:x="11.858cm" svg:y="1.635cm">
          <text:p text:style-name="P6">NamedLongUniqueObject</text:p>
        </draw:rect>
        <draw:connector draw:style-name="gr3" draw:text-style-name="P3" draw:layer="layout" draw:type="line" svg:x1="21.065cm" svg:y1="3.794cm" svg:x2="13.826cm" svg:y2="2.27cm" draw:start-shape="id2" draw:start-glue-point="0" draw:end-shape="id14" draw:end-glue-point="2" svg:d="M21065 3794l-7239-1524">
          <text:p/>
        </draw:connector>
        <draw:connector draw:style-name="gr3" draw:text-style-name="P3" draw:layer="layout" draw:type="line" svg:x1="13.826cm" svg:y1="3.794cm" svg:x2="13.826cm" svg:y2="2.27cm" draw:start-shape="id1" draw:start-glue-point="0" draw:end-shape="id14" draw:end-glue-point="2" svg:d="M13826 3794v-1524">
          <text:p/>
        </draw:connector>
        <draw:connector draw:style-name="gr3" draw:text-style-name="P3" draw:layer="layout" draw:type="line" svg:x1="7.603cm" svg:y1="3.794cm" svg:x2="13.826cm" svg:y2="2.27cm" draw:start-shape="id3" draw:start-glue-point="0" draw:end-shape="id14" draw:end-glue-point="2" svg:d="M7603 3794l6223-1524">
          <text:p/>
        </draw:connector>
        <draw:rect draw:style-name="gr4" draw:text-style-name="P2" xml:id="id9" draw:id="id9" draw:layer="layout" svg:width="3.429cm" svg:height="0.762cm" svg:x="23.606cm" svg:y="7.223cm">
          <text:p text:style-name="P3"><text:span text:style-name="T1">AccountProviderEntity</text:span></text:p>
        </draw:rect>
        <draw:connector draw:style-name="gr3" draw:text-style-name="P3" draw:layer="layout" draw:type="line" svg:x1="21.002cm" svg:y1="10.398cm" svg:x2="25.32cm" svg:y2="7.985cm" draw:start-shape="id13" draw:start-glue-point="0" draw:end-shape="id9" draw:end-glue-point="2" svg:d="M21002 10398l4318-2413">
          <text:p/>
        </draw:connector>
        <draw:connector draw:style-name="gr3" draw:text-style-name="P3" draw:layer="layout" draw:type="line" svg:x1="25.32cm" svg:y1="7.223cm" svg:x2="25.32cm" svg:y2="6.334cm" draw:start-shape="id9" draw:start-glue-point="0" draw:end-shape="id15" svg:d="M25320 7223v-889">
          <text:p/>
        </draw:connector>
        <draw:rect draw:style-name="gr4" draw:text-style-name="P2" xml:id="id15" draw:id="id15" draw:layer="layout" svg:width="4.699cm" svg:height="0.635cm" svg:x="22.971cm" svg:y="5.699cm">
          <text:p text:style-name="P3"><text:span text:style-name="T1">AbstractAccountProviderEntity</text:span></text:p>
        </draw:rect>
        <draw:connector draw:style-name="gr3" draw:text-style-name="P3" draw:layer="layout" draw:type="line" svg:x1="25.32cm" svg:y1="5.699cm" svg:x2="21.065cm" svg:y2="4.429cm" draw:start-shape="id15" draw:start-glue-point="0" draw:end-shape="id2" draw:end-glue-point="2" svg:d="M25320 5699l-4255-1270">
          <text:p/>
        </draw:connector>
        <draw:rect draw:style-name="gr4" draw:text-style-name="P2" xml:id="id17" draw:id="id17" draw:layer="layout" svg:width="4.699cm" svg:height="0.668cm" svg:x="1cm" svg:y="5.699cm">
          <text:p text:style-name="P3"><text:span text:style-name="T1">AbstractAccountHolderEntity</text:span></text:p>
        </draw:rect>
        <draw:rect draw:style-name="gr4" draw:text-style-name="P2" xml:id="id16" draw:id="id16" draw:layer="layout" svg:width="3.429cm" svg:height="0.635cm" svg:x="1.635cm" svg:y="7.256cm">
          <text:p text:style-name="P3"><text:span text:style-name="T1">AccountHolderEntity</text:span></text:p>
        </draw:rect>
        <draw:connector draw:style-name="gr3" draw:text-style-name="P3" draw:layer="layout" draw:type="line" svg:x1="3.349cm" svg:y1="7.256cm" svg:x2="3.349cm" svg:y2="6.367cm" draw:start-shape="id16" draw:start-glue-point="0" draw:end-shape="id17" draw:end-glue-point="2" svg:d="M3349 7256v-889">
          <text:p/>
        </draw:connector>
        <draw:connector draw:style-name="gr3" draw:text-style-name="P3" draw:layer="layout" draw:type="line" svg:x1="3.349cm" svg:y1="5.699cm" svg:x2="7.603cm" svg:y2="4.429cm" draw:start-shape="id17" draw:start-glue-point="0" draw:end-shape="id3" draw:end-glue-point="2" svg:d="M3349 5699l4254-1270">
          <text:p/>
        </draw:connector>
        <draw:connector draw:style-name="gr3" draw:text-style-name="P3" draw:layer="layout" draw:type="line" svg:x1="7.667cm" svg:y1="10.398cm" svg:x2="3.349cm" svg:y2="7.891cm" draw:start-shape="id11" draw:start-glue-point="0" draw:end-shape="id16" draw:end-glue-point="2" svg:d="M7667 10398l-4318-2507">
          <text:p/>
        </draw:connector>
        <draw:rect draw:style-name="gr4" draw:text-style-name="P2" xml:id="id19" draw:id="id19" draw:layer="layout" svg:width="3.429cm" svg:height="0.635cm" svg:x="15.605cm" svg:y="5.699cm">
          <text:p text:style-name="P3"><text:span text:style-name="T1">AbstractAccountEntity</text:span></text:p>
        </draw:rect>
        <draw:rect draw:style-name="gr4" draw:text-style-name="P2" xml:id="id18" draw:id="id18" draw:layer="layout" svg:width="3.429cm" svg:height="0.635cm" svg:x="15.605cm" svg:y="7.223cm">
          <text:p text:style-name="P3"><text:span text:style-name="T1">AccountEntity</text:span></text:p>
        </draw:rect>
        <draw:connector draw:style-name="gr3" draw:text-style-name="P3" draw:layer="layout" draw:type="line" svg:x1="17.319cm" svg:y1="7.223cm" svg:x2="17.319cm" svg:y2="6.334cm" draw:start-shape="id18" draw:start-glue-point="0" draw:end-shape="id19" draw:end-glue-point="2" svg:d="M17319 7223v-889">
          <text:p/>
        </draw:connector>
        <draw:connector draw:style-name="gr3" draw:text-style-name="P3" draw:layer="layout" draw:type="line" svg:x1="17.319cm" svg:y1="5.699cm" svg:x2="13.826cm" svg:y2="4.429cm" draw:start-shape="id19" draw:start-glue-point="0" draw:end-shape="id1" draw:end-glue-point="2" svg:d="M17319 5699l-3493-1270">
          <text:p/>
        </draw:connector>
        <draw:connector draw:style-name="gr6" draw:text-style-name="P3" draw:layer="layout" draw:type="line" svg:x1="5.064cm" svg:y1="7.573cm" svg:x2="15.605cm" svg:y2="7.54cm" draw:start-shape="id16" draw:start-glue-point="1" draw:end-shape="id18" draw:end-glue-point="3" svg:d="M5064 7573l10541-33">
          <text:p/>
        </draw:connector>
        <draw:connector draw:style-name="gr7" draw:text-style-name="P3" draw:layer="layout" draw:type="line" svg:x1="23.606cm" svg:y1="7.604cm" svg:x2="19.034cm" svg:y2="7.54cm" draw:start-shape="id9" draw:start-glue-point="3" draw:end-shape="id18" draw:end-glue-point="1" svg:d="M23606 7604l-4572-64">
          <text:p/>
        </draw:connector>
        <draw:connector draw:style-name="gr5" draw:text-style-name="P3" draw:layer="layout" draw:type="line" svg:x1="13.89cm" svg:y1="10.398cm" svg:x2="3.349cm" svg:y2="7.891cm" draw:start-shape="id8" draw:start-glue-point="0" draw:end-shape="id16" draw:end-glue-point="2" svg:d="M13890 10398l-10541-2507">
          <text:p/>
        </draw:connector>
        <draw:rect draw:style-name="gr4" draw:text-style-name="P2" xml:id="id20" draw:id="id20" draw:layer="layout" svg:width="4.953cm" svg:height="0.668cm" svg:x="0.873cm" svg:y="3.794cm">
          <text:p text:style-name="P8"><text:span text:style-name="T1">AbstractNamedLongUniqueEntity</text:span></text:p>
        </draw:rect>
        <draw:connector draw:style-name="gr3" draw:text-style-name="P3" draw:layer="layout" draw:type="line" svg:x1="3.349cm" svg:y1="5.699cm" svg:x2="3.349cm" svg:y2="4.462cm" draw:start-shape="id17" draw:start-glue-point="0" draw:end-shape="id20" draw:end-glue-point="2" svg:d="M3349 5699v-1237">
          <text:p/>
        </draw:connector>
        <draw:connector draw:style-name="gr3" draw:text-style-name="P3" draw:layer="layout" draw:type="line" svg:x1="3.349cm" svg:y1="3.794cm" svg:x2="13.826cm" svg:y2="2.27cm" draw:start-shape="id20" draw:start-glue-point="0" draw:end-shape="id14" draw:end-glue-point="2" svg:d="M3349 3794l10477-1524">
          <text:p/>
        </draw:connector>
        <draw:rect draw:style-name="gr4" draw:text-style-name="P2" xml:id="id21" draw:id="id21" draw:layer="layout" svg:width="4.953cm" svg:height="0.668cm" svg:x="22.844cm" svg:y="3.794cm">
          <text:p text:style-name="P8"><text:span text:style-name="T1">AbstractNamedLongUniqueEntity</text:span></text:p>
        </draw:rect>
        <draw:connector draw:style-name="gr3" draw:text-style-name="P3" draw:layer="layout" draw:type="line" svg:x1="25.32cm" svg:y1="5.699cm" svg:x2="25.32cm" svg:y2="4.462cm" draw:start-shape="id15" draw:start-glue-point="0" draw:end-shape="id21" draw:end-glue-point="2" svg:d="M25320 5699v-1237">
          <text:p/>
        </draw:connector>
        <draw:connector draw:style-name="gr3" draw:text-style-name="P3" draw:layer="layout" draw:type="line" svg:x1="25.32cm" svg:y1="3.794cm" svg:x2="13.826cm" svg:y2="2.27cm" draw:start-shape="id21" draw:start-glue-point="0" draw:end-shape="id14" draw:end-glue-point="2" svg:d="M25320 3794l-11494-1524">
          <text:p/>
        </draw:connector>
        <draw:connector draw:style-name="gr3" draw:text-style-name="P3" draw:layer="layout" draw:type="line" svg:x1="13.89cm" svg:y1="10.398cm" svg:x2="13.826cm" svg:y2="6.334cm" draw:start-shape="id8" draw:start-glue-point="0" draw:end-shape="id4" draw:end-glue-point="2" svg:d="M13890 10398l-64-4064">
          <text:p/>
        </draw:connector>
        <draw:rect draw:style-name="gr4" draw:text-style-name="P2" draw:layer="layout" svg:width="5.969cm" svg:height="0.635cm" svg:x="10.144cm" svg:y="14.335cm">
          <text:p text:style-name="P3"><text:span text:style-name="T1">AbstractAccountHolderProviderEntity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Kephart</meta:initial-creator>
    <meta:creation-date>2024-12-12T11:09:44.55</meta:creation-date>
    <dc:date>2024-12-12T16:16:15.38</dc:date>
    <dc:creator>Gary Kephart</dc:creator>
    <meta:editing-duration>PT5H6M28S</meta:editing-duration>
    <meta:editing-cycles>7</meta:editing-cycles>
    <meta:generator>OpenOffice/4.1.15$Win32 OpenOffice.org_project/4115m2$Build-9813</meta:generator>
    <meta:document-statistic meta:object-count="53"/>
  </office:meta>
</office:document-meta>
</file>